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веб" style:master-page-name="MP0" style:family="paragraph">
      <style:paragraph-properties fo:break-before="page" fo:text-align="justify" style:vertical-align="baseline" fo:margin-top="0in" fo:margin-bottom="0in" fo:line-height="150%" fo:text-indent="0.4923in" fo:background-color="#FFFFFF"/>
      <style:text-properties fo:font-size="14pt" style:font-size-asian="14pt"/>
    </style:style>
    <style:style style:name="P2" style:parent-style-name="Обычныйвеб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/>
    </style:style>
    <style:style style:name="P3" style:parent-style-name="Обычныйвеб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/>
    </style:style>
    <style:style style:name="P4" style:parent-style-name="Обычныйвеб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/>
    </style:style>
    <style:style style:name="P5" style:parent-style-name="Обычныйвеб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/>
    </style:style>
    <style:style style:name="P6" style:parent-style-name="Обычныйвеб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/>
    </style:style>
    <style:style style:name="P7" style:parent-style-name="Обычныйвеб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/>
    </style:style>
    <style:style style:name="P8" style:parent-style-name="Обычныйвеб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/>
    </style:style>
  </office:automatic-styles>
  <office:body>
    <office:text text:use-soft-page-breaks="true">
      <text:p text:style-name="P1">Становлению неорганической химии как науки способствовали работы русского ученого М.В.Ломоносова и французского химика А.Лавуазье, открывших, независимо друг от друга, закон сохранения массы вещества в химических реакциях. Ломоносов изложил (1740-е гг.) основы корпускулярного (атомно-молекулярного) учения, которое получило развитие лишь спустя столетие; выдвинул кинетическую теорию теплоты, обосновал необходимость использования физических понятий для объяснения химических явлений и ввел для теоретической части химии термин «физическая химия», для практической – «техническая химия». Лавуазье конкретизировал понятие химического элемента, разработал (1786–1789) первую рациональную химическую номенклатуру и классификацию тел, разделив все вещества на простые и сложные.</text:p>
      <text:p text:style-name="P2">XIX в. был ознаменован открытием общехимических законов, развитием атомно-молекулярного учения, появлением структурных представлений. Английский ученый Дж. Дальтон ввел в химию атомизм, дал первую таблицу атомных весов элементов, сформулировал закон кратных отношений. Были открыты законы: Гей-Люссака, Авогадро, постоянства состава (французский химик Ж.Пруст). Английский ученый Г.Дэви опубликовал электрохимическую теорию сродства, путем электролиза солей и щелочей получил калий, натрий, барий, кальций, амальгаму стронция и бария.</text:p>
      <text:p text:style-name="P3">Шведский химик Й.Я.Берцелиус окончательно утвердил атомизм в химии, ввел современное обозначение символов химических элементов и первые формулы соединений; открыл церий, селен, торий; получил кремний, титан, тантал, цирконий; предложил новую систему атомных весов и исправил формулы многих соединений. Со времен Берцелиуса и его ученика Ф.Вёллера началось разделение химии на неорганическую и органическую.</text:p>
      <text:p text:style-name="P4">В середине XIX в. были четко разграничены понятия атома, молекулы и эквивалента (французский химик Ш.Ф.Жерар, итальянский химик С.Канниццаро).</text:p>
      <text:soft-page-break/>
      <text:p text:style-name="P5">В конце XIX – начале ХХ вв. были сформулированы основные законы и теории физической химии (закон действия масс, теория электролитической диссоциации, закон разбавления Освальда, принцип Ле Шателье, теорема Нернста и др.), которые, наряду с периодическим законом (открыт в 1869 г.) и периодической системой Д.И.Менделеева, послужили теоретической основой современной неорганической химии и технологии. Химики-неорганики стали изучать металлические сплавы, разрабатывать основы метода термического анализа (французский физикохимик А.Ле Шателье, российские химики Н.С.Курнаков, А.А.Байков и др.). Теоретическую основу учению о сплавах дало правило фаз Дж.У.Гиббса.</text:p>
      <text:p text:style-name="P6">Одним из новых направлений неорганической химии в ХХ в. явилась химия комплексных (координационных) соединений, была создана общая теория их строения и свойств (швейцарский химик А.Вернер, российские ученые Л.А.Чугаев, И.И.Черняев). Открыты: инертные газы – аргон, гелий, криптон, неон, ксенон, радон (английские ученые Д.Рэлей, У.Рамзай, М.Траверс, немецкий химик Ф.Дорн); самопроизвольная радиоактивность урана (французский физик А.Беккерель) и тория (французский химик и физик М.Склодовская-Кюри, русский химик Г.Шмидт), радиоактивность элементов полония и радия (П.Кюри, М.Склодовская-Кюри). Эти открытия способствовали обнаружению изотопов, созданию радиохимии и теории строения атома (английский физик Э.Резерфорд, датский физик Н.Бор и др.).</text:p>
      <text:p text:style-name="P7">С открытием интерференции рентгеновских лучей в кристаллах начались исследования, позволившие связать структуру неорганических веществ (пространственное расположение и связь атомов в кристаллах) с их химическими и физическими свойствами.</text:p>
      <text:p text:style-name="P8">В конце 1920-х – начале 1930-х гг. с развитием квантовой механики и использованием ее представлений в химии сформировались такие научные дисциплины, как квантовая химия и химическая физика. Успехи ядерной физики позволили синтезировать трансурановые элементы. Разработка эффективных методов разделения редкоземельных и платиновых элементов<text:s/><text:soft-page-break/>(хроматография, экстракция и др.), получение из них редких элементов и материалов с особыми свойствами или заданным комплексом свойств привели к качественным изменениям в неорганической химии.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черепах</meta:initial-creator>
    <dc:creator>черепах</dc:creator>
    <meta:creation-date>2023-09-27T20:19:00Z</meta:creation-date>
    <dc:date>2023-09-27T20:19:00Z</dc:date>
    <meta:template xlink:href="Normal.dotm" xlink:type="simple"/>
    <meta:editing-cycles>2</meta:editing-cycles>
    <meta:editing-duration>PT0S</meta:editing-duration>
    <meta:document-statistic meta:page-count="3" meta:paragraph-count="8" meta:word-count="603" meta:character-count="4036" meta:row-count="28" meta:non-whitespace-character-count="3441"/>
  </office:meta>
</office:document-meta>
</file>